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164cm" svg:y="25.121cm">
            <draw:object draw:notify-on-update-of-ranges="Sheet1.J1:Sheet1.J65 Sheet1.K1:Sheet1.K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17cm" svg:y="24.83cm">
            <draw:object draw:notify-on-update-of-ranges="Sheet1.H1:Sheet1.H65 Sheet1.I1:Sheet1.I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3"/>
          <table:table-cell office:value-type="string" calcext:value-type="string">
            <text:p>Arduino</text:p>
          </table:table-cell>
          <table:table-cell office:value-type="string" calcext:value-type="string">
            <text:p>Sketch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26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2"/>
          <table:table-cell office:value-type="string" calcext:value-type="string">
            <text:p>Arduino Sketch <text:s text:c="18"/>1 <text:s text:c="13"/>3 <text:s text:c="13"/>0 <text:s text:c="13"/>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3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00/00/00</text:date>, <text:time style:data-style-name="N2" text:time-value="16:49:10.2610292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0-09-20T16:53:59.664041245</dc:date>
    <meta:editing-duration>PT7H41M36S</meta:editing-duration>
    <meta:editing-cycles>110</meta:editing-cycles>
    <meta:generator>LibreOffice/6.4.5.2$Linux_X86_64 LibreOffice_project/40$Build-2</meta:generator>
    <meta:document-statistic meta:table-count="1" meta:cell-count="8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5" svg:x="0.32cm" svg:y="0.18cm" svg:width="12.097cm" svg:height="8.64cm">
          <chartooo:coordinate-region svg:x="1.497cm" svg:y="0.379cm" svg:width="10.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5" chart:class="chart:scatter">
            <chart:domain table:cell-range-address="Sheet1.J1:Sheet1.J65"/>
            <chart:regression-curve chart:style-name="ch7">
              <chart:equation chart:display-equation="true" chart:display-r-square="true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5</svg:desc>
                </draw:g>
              </table:table-cell>
              <table:table-cell office:value-type="float" office:value="6863">
                <text:p>6863</text:p>
                <draw:g>
                  <svg:desc>Sheet1.K1:Sheet1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65" svg:x="0.32cm" svg:y="0.18cm" svg:width="12.229cm" svg:height="8.64cm">
          <chartooo:coordinate-region svg:x="1.497cm" svg:y="0.379cm" svg:width="10.7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5" chart:class="chart:scatter">
            <chart:domain table:cell-range-address="Sheet1.H1:Sheet1.H65"/>
            <chart:regression-curve chart:style-name="ch7">
              <chart:equation chart:display-equation="true" chart:display-r-square="true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5</svg:desc>
                </draw:g>
              </table:table-cell>
              <table:table-cell office:value-type="float" office:value="9629">
                <text:p>9629</text:p>
                <draw:g>
                  <svg:desc>Sheet1.I1:Sheet1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